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Litany</text:h>
      <text:p text:style-name="Text_20_body">I need a plant. I need a thing<text:line-break/>to take care of. I need<text:line-break/>a little green brownspotted<text:line-break/>blackdirt growing<text:line-break/>quietness. I need a sunlit<text:line-break/>dawn knowing my name filtered<text:line-break/>through a thin green window.<text:line-break/>I need chlorophyll<text:line-break/>working its magic on beams of<text:line-break/>grassmade early morning dewdrop<text:line-break/>sweetmaking green. I need<text:line-break/>the dark earth sucking water<text:line-break/>from a black crevice<text:line-break/>its black magic churning<text:line-break/>wormilled rockturned starblind<text:line-break/>darkness and cold into<text:line-break/>the opposite of dust. I need the heat<text:line-break/>to blind me. I need the dumb making<text:line-break/>to charge my coldened blood. I need<text:line-break/>the dropturned leaves to turn again<text:line-break/>their faces to the windblown sun.<text:line-break/>I need millions of tiny years<text:line-break/>summed up and burning out some unknown<text:line-break/>new growth into the air. I need four<text:line-break/>hundred feet of dark red gnarled wood<text:line-break/>and needles glistening wetly on goldheaded<text:line-break/>branches hoisting themselves<text:line-break/>to the sky. I need ten strong men<text:line-break/>to fail to bring you down. Old one<text:line-break/>I need the peace that comes with knowing<text:line-break/>something sacred holds still<text:line-break/>in the world. I need your green tongues<text:line-break/>of flame to lick at old wounds<text:line-break/>stitching us together away from ourselves.<text:line-break/>I need your brownbranching grasp<text:line-break/>to keep me from drifting off<text:line-break/>into unknowing terrible sleep. I need<text:line-break/>to know the snake hanging<text:line-break/>from your branches. I need to watch<text:line-break/>the dropping of flesh massful<text:line-break/>onto the ground from a height. I need<text:line-break/>the gnawer at your root to strike<text:line-break/>a vein to quicken old brown stone<text:line-break/>to movement. I need jeweleyed venom<text:line-break/>barking new greennesses into the bark.<text:line-break/>I need a knocker of dark secrets hidden<text:line-break/>in the dark bark hiding a smallstone<text:line-break/>smoldering pearl in the knot. I need<text:line-break/>that pearl held out in a hand like an offering.<text:line-break/>I need the hand to be a plant's hand.</text:p>
      <text:p text:style-name="Text_20_body">I need a plant. I need a growing<text:line-break/>growler groaning toward heat and air.<text:line-break/>I need a green thin stem surprisingly strong<text:line-break/>holding up the weight of a plain<text:line-break/>of fallow greennesses of creases and caresses<text:line-break/>of tiny worldmaking hardworking grandeur.<text:line-break/>I need a singer of life crying<text:line-break/>forward into old roads covered over<text:line-break/>by dead trees. I need the rasping of root<text:line-break/>in dirt. I need the unfurling of fiddleheads<text:line-break/>to sing forth a new symphony. I need<text:line-break/>fruits swelling large for the harvest.<text:line-break/>I need yellow light shining through white bark.<text:line-break/>I need juicecrush flowing waterlike<text:line-break/>through valleys percolating up<text:line-break/>through the ground. I need springs bubbling sap<text:line-break/>into cabins of wood fought for by labor.<text:line-break/>I need snow on the ground with shoots<text:line-break/>dotting the melting patches. I need two<text:line-break/>leaves on a thin stalk shivering<text:line-break/>in moonlight. I need robinsong warbling<text:line-break/>over the heads of small seeds sprouting<text:line-break/>to enliven their growth. I need rings<text:line-break/>of woody material widening to push<text:line-break/>the ground out of their way. I need<text:line-break/>new greennesses pushing out from<text:line-break/>the brown dark bark gnarled. I<text:line-break/>need the robin to build its songfilled<text:line-break/>nest in a branchcrotch. I need<text:line-break/>the fecundity of fungi on the branches.<text:line-break/>I need quiet of the sunlight shooting<text:line-break/>through thousands of branched leaves<text:line-break/>quivering. I need whisper at dawn.<text:line-break/>I need burrows underground foxholes.<text:line-break/>I need duff layers eaten through<text:line-break/>by worms. I need brooks murmuring<text:line-break/>through crooks of roots. I need small<text:line-break/>fish swimming in their schools at<text:line-break/>midnight. I need oldnesses giving way<text:line-break/>to youngnesses giving way to oldnesses.<text:line-break/>I need dapplegray yellowshot ashbark.<text:line-break/>I need the crunch of dead leaves underfoot.<text:line-break/>I need snowquiet deadbranch mourning.<text:line-break/>I need those purple mountains majesty.<text:line-break/>I need a walk between trees in the dark.<text:line-break/>I need that moment when stopping to rest<text:line-break/>it suddenly seems that all the weary<text:line-break/>forestroads in all their meandering come<text:line-break/>to rest their heads at my astonished<text:line-break/>feet, none of them needing more than 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tany</dc:title>
  </office:meta>
</office:document-meta>
</file>